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r 9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 9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5bi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 9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 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99 3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R 8/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 19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83 68 : manquan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8 16:manquan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9 42 : manqua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08:35:49.53521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31:30.094796619</meta:creation-date>
    <dc:date>2019-05-14T08:36:07.937755391</dc:date>
    <meta:editing-duration>PT15M21S</meta:editing-duration>
    <meta:editing-cycles>3</meta:editing-cycles>
    <meta:generator>LibreOffice/6.0.7.3$Linux_X86_64 LibreOffice_project/00m0$Build-3</meta:generator>
    <meta:document-statistic meta:table-count="1" meta:cell-count="38" meta:object-count="0"/>
  </office:meta>
</office:document-meta>
</file>